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Noto Sans CJK SC1" svg:font-family="'Noto Sans CJK SC'"/>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06cm" svg:stroke-color="#000000" draw:fill="none" draw:textarea-vertical-align="top" draw:auto-grow-height="false" fo:min-height="0cm" fo:min-width="1.02cm" fo:padding-top="0.125cm" fo:padding-bottom="0.125cm" fo:padding-left="0.25cm" fo:padding-right="0.25cm" fo:wrap-option="wrap" draw:shadow="visible" draw:shadow-offset-x="0cm" draw:shadow-offset-y="0.064cm" draw:shadow-color="#000000" draw:shadow-opacity="35%"/>
    </style:style>
    <style:style style:name="gr2" style:family="graphic" style:parent-style-name="standard">
      <style:graphic-properties draw:stroke="solid" svg:stroke-width="0.071cm" svg:stroke-color="#000000" draw:fill="solid" draw:fill-color="#ffffff" draw:textarea-vertical-align="top" draw:auto-grow-height="false" fo:min-height="0.642cm" fo:min-width="0.417cm" fo:padding-top="0.125cm" fo:padding-bottom="0.125cm" fo:padding-left="0.25cm" fo:padding-right="0.25cm" fo:wrap-option="wrap"/>
    </style:style>
    <style:style style:name="gr3" style:family="graphic" style:parent-style-name="standard">
      <style:graphic-properties draw:stroke="solid" svg:stroke-width="0.071cm" svg:stroke-color="#000000" draw:fill="solid" draw:fill-color="#ffffff" draw:textarea-vertical-align="top" draw:auto-grow-height="false" fo:min-height="0.642cm" fo:min-width="0.418cm" fo:padding-top="0.125cm" fo:padding-bottom="0.125cm" fo:padding-left="0.25cm" fo:padding-right="0.25cm" fo:wrap-option="wrap"/>
    </style:style>
    <style:style style:name="gr4" style:family="graphic" style:parent-style-name="standard">
      <style:graphic-properties draw:stroke="solid" svg:stroke-width="0.106cm" svg:stroke-color="#000000" draw:fill="none" draw:textarea-vertical-align="top" draw:auto-grow-height="false" fo:min-height="1.383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none" svg:stroke-width="0.071cm" draw:fill="solid" draw:fill-color="#000000" draw:textarea-vertical-align="top" draw:auto-grow-height="false" fo:min-height="0cm" fo:min-width="0cm" fo:padding-top="0.125cm" fo:padding-bottom="0.125cm" fo:padding-left="0.25cm" fo:padding-right="0.25cm" fo:wrap-option="wrap"/>
    </style:style>
    <style:style style:name="gr6" style:family="graphic" style:parent-style-name="standard" style:list-style-name="L2">
      <style:graphic-properties draw:stroke="solid" svg:stroke-width="0.071cm" svg:stroke-color="#000000" draw:fill="solid" draw:fill-color="#5b9bd5" draw:textarea-vertical-align="middle" draw:auto-grow-height="false" draw:fit-to-size="false" style:shrink-to-fit="false" fo:min-height="1.973cm" fo:min-width="1.698cm" fo:padding-top="0.125cm" fo:padding-bottom="0.125cm" fo:padding-left="0.25cm" fo:padding-right="0.25cm" fo:wrap-option="wrap"/>
    </style:style>
    <style:style style:name="gr7" style:family="graphic" style:parent-style-name="standard" style:list-style-name="L2">
      <style:graphic-properties draw:stroke="solid" svg:stroke-width="0.071cm" svg:stroke-color="#000000" draw:fill="solid" draw:fill-color="#5b9bd5" draw:textarea-vertical-align="middle" draw:auto-grow-height="false" draw:fit-to-size="false" style:shrink-to-fit="false" fo:min-height="1.973cm" fo:min-width="1.698cm" fo:padding-top="0.125cm" fo:padding-bottom="0.125cm" fo:padding-left="0.25cm" fo:padding-right="0.25cm" fo:wrap-option="wrap"/>
    </style:style>
    <style:style style:name="gr8" style:family="graphic" style:parent-style-name="standard">
      <style:graphic-properties draw:stroke="solid" svg:stroke-width="0.071cm" svg:stroke-color="#000000" draw:fill="solid" draw:fill-color="#5b9bd5" draw:textarea-vertical-align="top" draw:auto-grow-height="false" fo:min-height="1.974cm" fo:min-width="1.698cm" fo:padding-top="0.125cm" fo:padding-bottom="0.125cm" fo:padding-left="0.25cm" fo:padding-right="0.25cm" fo:wrap-option="wrap"/>
    </style:style>
    <style:style style:name="gr9" style:family="graphic" style:parent-style-name="standard" style:list-style-name="L2">
      <style:graphic-properties draw:stroke="solid" svg:stroke-width="0.071cm" svg:stroke-color="#000000" draw:fill="solid" draw:fill-color="#5b9bd5" draw:textarea-vertical-align="middle" draw:auto-grow-height="false" draw:fit-to-size="false" style:shrink-to-fit="false" fo:min-height="1.974cm" fo:min-width="1.698cm" fo:padding-top="0.125cm" fo:padding-bottom="0.125cm" fo:padding-left="0.25cm" fo:padding-right="0.25cm" fo:wrap-option="wrap"/>
    </style:style>
    <style:style style:name="gr10" style:family="graphic" style:parent-style-name="standard" style:list-style-name="L2">
      <style:graphic-properties draw:stroke="solid" svg:stroke-width="0.071cm" svg:stroke-color="#000000" draw:fill="solid" draw:fill-color="#5b9bd5" draw:textarea-vertical-align="middle" draw:auto-grow-height="false" draw:fit-to-size="false" style:shrink-to-fit="false" fo:min-height="1.974cm" fo:min-width="1.698cm" fo:padding-top="0.125cm" fo:padding-bottom="0.125cm" fo:padding-left="0.25cm" fo:padding-right="0.25cm" fo:wrap-option="wrap"/>
    </style:style>
    <style:style style:name="gr11" style:family="graphic" style:parent-style-name="standard" style:list-style-name="L2">
      <style:graphic-properties draw:stroke="solid" svg:stroke-width="0.071cm" svg:stroke-color="#000000" draw:fill="solid" draw:fill-color="#5b9bd5" draw:textarea-vertical-align="middle" draw:auto-grow-height="false" draw:fit-to-size="false" style:shrink-to-fit="false" fo:min-height="1.973cm" fo:min-width="1.698cm" fo:padding-top="0.125cm" fo:padding-bottom="0.125cm" fo:padding-left="0.25cm" fo:padding-right="0.25cm" fo:wrap-option="wrap"/>
    </style:style>
    <style:style style:name="gr12"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1.9cm" fo:min-width="1.698cm" fo:padding-top="0.125cm" fo:padding-bottom="0.125cm" fo:padding-left="0.25cm" fo:padding-right="0.25cm" fo:wrap-option="wrap"/>
    </style:style>
    <style:style style:name="gr13"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1.9cm" fo:min-width="1.698cm" fo:padding-top="0.125cm" fo:padding-bottom="0.125cm" fo:padding-left="0.25cm" fo:padding-right="0.25cm" fo:wrap-option="wrap"/>
    </style:style>
    <style:style style:name="gr14"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1.9cm" fo:min-width="1.698cm" fo:padding-top="0.125cm" fo:padding-bottom="0.125cm" fo:padding-left="0.25cm" fo:padding-right="0.25cm" fo:wrap-option="wrap"/>
    </style:style>
    <style:style style:name="gr15"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1.9cm" fo:min-width="1.698cm" fo:padding-top="0.125cm" fo:padding-bottom="0.125cm" fo:padding-left="0.25cm" fo:padding-right="0.25cm" fo:wrap-option="wrap"/>
    </style:style>
    <style:style style:name="gr16" style:family="graphic" style:parent-style-name="standard">
      <style:graphic-properties draw:stroke="solid" svg:stroke-width="0.106cm" svg:stroke-color="#000000" draw:fill="none" draw:textarea-vertical-align="top" draw:auto-grow-height="false" fo:min-height="0cm" fo:min-width="0.926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standard">
      <style:graphic-properties draw:stroke="solid" svg:stroke-width="0.071cm" svg:stroke-color="#000000" draw:fill="solid" draw:fill-color="#5b9bd5" draw:textarea-vertical-align="top" draw:auto-grow-height="false" fo:min-height="0.585cm" fo:min-width="0.36cm" fo:padding-top="0.125cm" fo:padding-bottom="0.125cm" fo:padding-left="0.25cm" fo:padding-right="0.25cm" fo:wrap-option="wrap"/>
    </style:style>
    <style:style style:name="gr18" style:family="graphic" style:parent-style-name="standard">
      <style:graphic-properties draw:stroke="solid" svg:stroke-width="0.106cm" svg:stroke-color="#000000" draw:fill="none" draw:textarea-vertical-align="top" draw:auto-grow-height="false" fo:min-height="1.282cm" fo:min-width="0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
      <style:graphic-properties draw:stroke="solid" svg:stroke-width="0.106cm" svg:stroke-color="#000000" draw:fill="none" draw:textarea-vertical-align="top" draw:auto-grow-height="false" fo:min-height="0cm" fo:min-width="0.924cm" fo:padding-top="0.125cm" fo:padding-bottom="0.125cm" fo:padding-left="0.25cm" fo:padding-right="0.25cm" fo:wrap-option="wrap" draw:shadow="visible" draw:shadow-offset-x="0cm" draw:shadow-offset-y="0.064cm" draw:shadow-color="#000000" draw:shadow-opacity="35%"/>
    </style:style>
    <style:style style:name="gr20" style:family="graphic" style:parent-style-name="standard">
      <style:graphic-properties draw:stroke="solid" svg:stroke-width="0.071cm" svg:stroke-color="#000000" draw:fill="solid" draw:fill-color="#eb6363" draw:textarea-vertical-align="top" draw:auto-grow-height="false" fo:min-height="0.586cm" fo:min-width="0.36cm" fo:padding-top="0.125cm" fo:padding-bottom="0.125cm" fo:padding-left="0.25cm" fo:padding-right="0.25cm" fo:wrap-option="wrap"/>
    </style:style>
    <style:style style:name="gr21" style:family="graphic" style:parent-style-name="standard">
      <style:graphic-properties draw:stroke="solid" svg:stroke-width="0.106cm" svg:stroke-color="#000000" draw:fill="none" draw:textarea-vertical-align="top" draw:auto-grow-height="false" fo:min-height="1.279cm" fo:min-width="0cm" fo:padding-top="0.125cm" fo:padding-bottom="0.125cm" fo:padding-left="0.25cm" fo:padding-right="0.25cm" fo:wrap-option="wrap" draw:shadow="visible" draw:shadow-offset-x="0cm" draw:shadow-offset-y="0.064cm" draw:shadow-color="#000000" draw:shadow-opacity="35%"/>
    </style:style>
    <style:style style:name="gr22" style:family="graphic" style:parent-style-name="standard">
      <style:graphic-properties draw:stroke="solid" svg:stroke-width="0.071cm" svg:stroke-color="#000000" draw:fill="solid" draw:fill-color="#5b9bd5" draw:textarea-vertical-align="top" draw:auto-grow-height="false" fo:min-height="0.586cm" fo:min-width="0.359cm" fo:padding-top="0.125cm" fo:padding-bottom="0.125cm" fo:padding-left="0.25cm" fo:padding-right="0.25cm" fo:wrap-option="wrap"/>
    </style:style>
    <style:style style:name="gr23" style:family="graphic" style:parent-style-name="standard">
      <style:graphic-properties draw:stroke="solid" svg:stroke-width="0.071cm" svg:stroke-color="#000000" draw:fill="solid" draw:fill-color="#eb6363" draw:textarea-vertical-align="top" draw:auto-grow-height="false" fo:min-height="0.586cm" fo:min-width="0.359cm" fo:padding-top="0.125cm" fo:padding-bottom="0.125cm" fo:padding-left="0.25cm" fo:padding-right="0.25cm" fo:wrap-option="wrap"/>
    </style:style>
    <style:style style:name="gr24" style:family="graphic" style:parent-style-name="standard">
      <style:graphic-properties draw:stroke="solid" svg:stroke-width="0.106cm" svg:stroke-color="#000000" draw:fill="none" draw:textarea-vertical-align="top" draw:auto-grow-height="false" fo:min-height="1.281cm" fo:min-width="0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graphic-properties draw:stroke="solid" svg:stroke-width="0.106cm" svg:stroke-color="#70ad47"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0.767cm" fo:min-width="3.399cm" fo:padding-top="0.125cm" fo:padding-bottom="0.125cm" fo:padding-left="0.25cm" fo:padding-right="0.25cm" fo:wrap-option="wrap"/>
    </style:style>
    <style:style style:name="gr28" style:family="graphic" style:parent-style-name="standard">
      <style:graphic-properties draw:stroke="none" svg:stroke-width="0.071cm" draw:fill="solid" draw:fill-color="#000000" draw:textarea-vertical-align="top" draw:auto-grow-height="false" fo:min-height="0.523cm" fo:min-width="1.838cm" fo:padding-top="0.125cm" fo:padding-bottom="0.125cm" fo:padding-left="0.25cm" fo:padding-right="0.25cm" fo:wrap-option="wrap"/>
    </style:style>
    <style:style style:name="gr29" style:family="graphic" style:parent-style-name="standard" style:list-style-name="L2">
      <style:graphic-properties draw:stroke="solid" svg:stroke-width="0.071cm" svg:stroke-color="#000000" draw:fill="solid" draw:fill-color="#5b9bd5" draw:textarea-vertical-align="middle" draw:auto-grow-height="false" draw:fit-to-size="false" style:shrink-to-fit="false" fo:min-height="1.948cm" fo:min-width="1.698cm" fo:padding-top="0.125cm" fo:padding-bottom="0.125cm" fo:padding-left="0.25cm" fo:padding-right="0.25cm" fo:wrap-option="wrap"/>
    </style:style>
    <style:style style:name="gr30"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1.948cm" fo:min-width="1.698cm" fo:padding-top="0.125cm" fo:padding-bottom="0.125cm" fo:padding-left="0.25cm" fo:padding-right="0.25cm" fo:wrap-option="wrap"/>
    </style:style>
    <style:style style:name="gr31"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1.948cm" fo:min-width="1.698cm" fo:padding-top="0.125cm" fo:padding-bottom="0.125cm" fo:padding-left="0.25cm" fo:padding-right="0.25cm" fo:wrap-option="wrap"/>
    </style:style>
    <style:style style:name="gr32"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1.948cm" fo:min-width="1.698cm" fo:padding-top="0.125cm" fo:padding-bottom="0.125cm" fo:padding-left="0.25cm" fo:padding-right="0.25cm" fo:wrap-option="wrap"/>
    </style:style>
    <style:style style:name="gr33" style:family="graphic" style:parent-style-name="standard" style:list-style-name="L2">
      <style:graphic-properties draw:stroke="none" svg:stroke-width="0cm" draw:fill="none" draw:textarea-vertical-align="top" draw:auto-grow-height="false" draw:fit-to-size="false" style:shrink-to-fit="false" fo:min-height="1.195cm" fo:min-width="2.752cm" fo:padding-top="0.125cm" fo:padding-bottom="0.125cm" fo:padding-left="0.25cm" fo:padding-right="0.25cm" fo:wrap-option="wrap"/>
    </style:style>
    <style:style style:name="gr34" style:family="graphic" style:parent-style-name="standard">
      <style:graphic-properties draw:stroke="solid" svg:stroke-width="0.106cm" svg:stroke-color="#000000" draw:marker-end="msArrowEnd_20_5" draw:marker-end-width="0.318cm" draw:marker-end-center="false" draw:fill="none" draw:textarea-vertical-align="top" draw:auto-grow-height="false" fo:min-height="0.457cm" fo:min-width="0cm" fo:padding-top="0.125cm" fo:padding-bottom="0.125cm" fo:padding-left="0.25cm" fo:padding-right="0.25cm" fo:wrap-option="wrap" draw:shadow="visible" draw:shadow-offset-x="0cm" draw:shadow-offset-y="0.064cm" draw:shadow-color="#000000" draw:shadow-opacity="35%"/>
    </style:style>
    <style:style style:name="gr35" style:family="graphic" style:parent-style-name="standard">
      <style:graphic-properties draw:stroke="solid" svg:stroke-width="0.106cm" svg:stroke-color="#000000" draw:marker-end="msArrowEnd_20_5" draw:marker-end-width="0.318cm" draw:marker-end-center="false" draw:fill="none" draw:textarea-vertical-align="top" draw:auto-grow-height="false" fo:min-height="0.43cm" fo:min-width="0cm" fo:padding-top="0.125cm" fo:padding-bottom="0.125cm" fo:padding-left="0.25cm" fo:padding-right="0.25cm" fo:wrap-option="wrap" draw:shadow="visible" draw:shadow-offset-x="0cm" draw:shadow-offset-y="0.064cm" draw:shadow-color="#000000" draw:shadow-opacity="35%"/>
    </style:style>
    <style:style style:name="gr36" style:family="graphic" style:parent-style-name="standard" style:list-style-name="L2">
      <style:graphic-properties draw:stroke="solid" svg:stroke-width="0.071cm" svg:stroke-color="#000000" draw:fill="solid" draw:fill-color="#325490" draw:textarea-vertical-align="middle" draw:auto-grow-height="false" draw:fit-to-size="false" style:shrink-to-fit="false" fo:min-height="1.89cm" fo:min-width="1.674cm" fo:padding-top="0.125cm" fo:padding-bottom="0.125cm" fo:padding-left="0.25cm" fo:padding-right="0.25cm" fo:wrap-option="wrap"/>
    </style:style>
    <style:style style:name="gr37" style:family="graphic" style:parent-style-name="standard" style:list-style-name="L2">
      <style:graphic-properties draw:stroke="solid" svg:stroke-width="0.071cm" svg:stroke-color="#000000" draw:fill="solid" draw:fill-color="#ff0000" draw:textarea-vertical-align="middle" draw:auto-grow-height="false" draw:fit-to-size="false" style:shrink-to-fit="false" fo:min-height="1.89cm" fo:min-width="1.674cm" fo:padding-top="0.125cm" fo:padding-bottom="0.125cm" fo:padding-left="0.25cm" fo:padding-right="0.25cm" fo:wrap-option="wrap"/>
    </style:style>
    <style:style style:name="gr38" style:family="graphic" style:parent-style-name="standard" style:list-style-name="L2">
      <style:graphic-properties draw:stroke="solid" svg:stroke-width="0.071cm" svg:stroke-color="#000000" draw:fill="solid" draw:fill-color="#ff0000" draw:textarea-vertical-align="middle" draw:auto-grow-height="false" draw:fit-to-size="false" style:shrink-to-fit="false" fo:min-height="1.889cm" fo:min-width="1.674cm" fo:padding-top="0.125cm" fo:padding-bottom="0.125cm" fo:padding-left="0.25cm" fo:padding-right="0.25cm" fo:wrap-option="wrap"/>
    </style:style>
    <style:style style:name="gr39" style:family="graphic" style:parent-style-name="standard" style:list-style-name="L2">
      <style:graphic-properties draw:stroke="solid" svg:stroke-width="0.071cm" svg:stroke-color="#000000" draw:fill="solid" draw:fill-color="#ff0000" draw:textarea-vertical-align="middle" draw:auto-grow-height="false" draw:fit-to-size="false" style:shrink-to-fit="false" fo:min-height="1.889cm" fo:min-width="1.674cm" fo:padding-top="0.125cm" fo:padding-bottom="0.125cm" fo:padding-left="0.25cm" fo:padding-right="0.25cm" fo:wrap-option="wrap"/>
    </style:style>
    <style:style style:name="gr40" style:family="graphic" style:parent-style-name="standard">
      <style:graphic-properties draw:stroke="solid" svg:stroke-width="0.106cm" svg:stroke-color="#000000" draw:fill="none" draw:textarea-vertical-align="top" draw:auto-grow-height="false" fo:min-height="0cm" fo:min-width="0.929cm" fo:padding-top="0.125cm" fo:padding-bottom="0.125cm" fo:padding-left="0.25cm" fo:padding-right="0.25cm" fo:wrap-option="wrap" draw:shadow="visible" draw:shadow-offset-x="0cm" draw:shadow-offset-y="0.064cm" draw:shadow-color="#000000" draw:shadow-opacity="35%"/>
    </style:style>
    <style:style style:name="gr41" style:family="graphic" style:parent-style-name="standard">
      <style:graphic-properties draw:stroke="solid" svg:stroke-width="0.071cm" svg:stroke-color="#000000" draw:fill="solid" draw:fill-color="#325490" draw:textarea-vertical-align="top" draw:auto-grow-height="false" fo:min-height="0.587cm" fo:min-width="0.362cm" fo:padding-top="0.125cm" fo:padding-bottom="0.125cm" fo:padding-left="0.25cm" fo:padding-right="0.25cm" fo:wrap-option="wrap"/>
    </style:style>
    <style:style style:name="gr42" style:family="graphic" style:parent-style-name="standard">
      <style:graphic-properties draw:stroke="solid" svg:stroke-width="0.071cm" svg:stroke-color="#000000" draw:fill="solid" draw:fill-color="#ed1c24" draw:textarea-vertical-align="top" draw:auto-grow-height="false" fo:min-height="0.587cm" fo:min-width="0.362cm" fo:padding-top="0.125cm" fo:padding-bottom="0.125cm" fo:padding-left="0.25cm" fo:padding-right="0.25cm" fo:wrap-option="wrap"/>
    </style:style>
    <style:style style:name="gr43" style:family="graphic" style:parent-style-name="standard">
      <style:graphic-properties draw:stroke="solid" svg:stroke-width="0.106cm" svg:stroke-color="#000000" draw:fill="none" draw:textarea-vertical-align="top" draw:auto-grow-height="false" fo:min-height="1.283cm" fo:min-width="0cm" fo:padding-top="0.125cm" fo:padding-bottom="0.125cm" fo:padding-left="0.25cm" fo:padding-right="0.25cm" fo:wrap-option="wrap" draw:shadow="visible" draw:shadow-offset-x="0cm" draw:shadow-offset-y="0.064cm" draw:shadow-color="#000000" draw:shadow-opacity="35%"/>
    </style:style>
    <style:style style:name="gr44" style:family="graphic" style:parent-style-name="standard">
      <style:graphic-properties draw:stroke="none" svg:stroke-width="0cm" draw:fill="solid" draw:fill-color="#000000" draw:textarea-vertical-align="top" draw:auto-grow-height="false" fo:min-height="4.409cm" fo:min-width="2.905cm" fo:padding-top="0.125cm" fo:padding-bottom="0.125cm" fo:padding-left="0.25cm" fo:padding-right="0.25cm" fo:wrap-option="wrap"/>
    </style:style>
    <style:style style:name="gr45" style:family="graphic" style:parent-style-name="standard">
      <style:graphic-properties draw:stroke="none" svg:stroke-width="0cm" draw:fill="solid" draw:fill-color="#000000" draw:textarea-vertical-align="top" draw:auto-grow-height="false" fo:min-height="4.683cm" fo:min-width="2.904cm" fo:padding-top="0.125cm" fo:padding-bottom="0.125cm" fo:padding-left="0.25cm" fo:padding-right="0.25cm" fo:wrap-option="wrap"/>
    </style:style>
    <style:style style:name="gr46" style:family="graphic" style:parent-style-name="standard">
      <style:graphic-properties draw:stroke="solid" svg:stroke-width="0.071cm" svg:stroke-color="#000000" draw:fill="solid" draw:fill-color="#000000" draw:textarea-vertical-align="top" draw:auto-grow-height="false" fo:min-height="0.423cm" fo:min-width="1.364cm" fo:padding-top="0.125cm" fo:padding-bottom="0.125cm" fo:padding-left="0.25cm" fo:padding-right="0.25cm" fo:wrap-option="wrap"/>
    </style:style>
    <style:style style:name="gr47" style:family="graphic" style:parent-style-name="standard" style:list-style-name="L3">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48" style:family="graphic" style:parent-style-name="standard" style:list-style-name="L3">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49" style:family="graphic" style:parent-style-name="standard">
      <style:graphic-properties draw:stroke="solid" svg:stroke-width="0.071cm" svg:stroke-color="#000000" draw:fill="solid" draw:fill-color="#5b9bd5"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71cm" svg:stroke-color="#000000" draw:fill="solid" draw:fill-color="#eb6363" draw:textarea-vertical-align="top" draw:auto-grow-height="false" fo:min-height="0cm" fo:min-width="0cm" fo:padding-top="0.125cm" fo:padding-bottom="0.125cm" fo:padding-left="0.25cm" fo:padding-right="0.25cm" fo:wrap-option="wrap"/>
    </style:style>
    <style:style style:name="gr51" style:family="graphic" style:parent-style-name="standard" style:list-style-name="L3">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2" style:family="graphic" style:parent-style-name="standard" style:list-style-name="L3">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3" style:family="graphic" style:parent-style-name="standard" style:list-style-name="L3">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4" style:family="graphic" style:parent-style-name="standard" style:list-style-name="L3">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5" style:family="graphic" style:parent-style-name="standard" style:list-style-name="L3">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6" style:family="graphic" style:parent-style-name="standard" style:list-style-name="L3">
      <style:graphic-properties draw:stroke="none" svg:stroke-width="0cm" draw:fill="none" draw:textarea-vertical-align="top" draw:auto-grow-height="false" draw:fit-to-size="false" style:shrink-to-fit="false" fo:min-height="0.886cm" fo:min-width="0cm" fo:padding-top="0.125cm" fo:padding-bottom="0.125cm" fo:padding-left="0.25cm" fo:padding-right="0.25cm" fo:wrap-option="wrap"/>
    </style:style>
    <style:style style:name="gr57" style:family="graphic" style:parent-style-name="standard" style:list-style-name="L2">
      <style:graphic-properties draw:stroke="none" svg:stroke-width="0cm" draw:fill="none" draw:textarea-vertical-align="top" draw:auto-grow-height="false" draw:fit-to-size="false" style:shrink-to-fit="false" fo:min-height="1.523cm" fo:min-width="12.4cm" fo:padding-top="0.125cm" fo:padding-bottom="0.125cm" fo:padding-left="0.25cm" fo:padding-right="0.25cm" fo:wrap-option="wrap"/>
    </style:style>
    <style:style style:name="gr58" style:family="graphic" style:parent-style-name="standard">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59" style:family="graphic" style:parent-style-name="standard" style:list-style-name="L2">
      <style:graphic-properties draw:stroke="solid" svg:stroke-width="0.071cm" svg:stroke-color="#000000"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60" style:family="graphic" style:parent-style-name="standard">
      <style:graphic-properties draw:stroke="solid" svg:stroke-width="0.071cm" svg:stroke-color="#000000"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61" style:family="graphic" style:parent-style-name="standard" style:list-style-name="L2">
      <style:graphic-properties draw:stroke="none" svg:stroke-width="0cm" draw:fill="none" draw:textarea-vertical-align="top" draw:auto-grow-height="false" draw:fit-to-size="false" style:shrink-to-fit="false" fo:min-height="0.977cm" fo:min-width="0.562cm" fo:padding-top="0.125cm" fo:padding-bottom="0.125cm" fo:padding-left="0.25cm" fo:padding-right="0.25cm" fo:wrap-option="wrap"/>
    </style:style>
    <style:style style:name="gr62" style:family="graphic" style:parent-style-name="standard">
      <style:graphic-properties draw:stroke="solid" svg:stroke-width="0.106cm" svg:stroke-color="#000000" draw:marker-end="msArrowEnd_20_5" draw:marker-end-width="0.318cm" draw:marker-end-center="false"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63" style:family="graphic" style:parent-style-name="standard" style:list-style-name="L2">
      <style:graphic-properties draw:stroke="none" svg:stroke-width="0cm" draw:fill="none" draw:textarea-vertical-align="top" draw:auto-grow-height="false" draw:fit-to-size="false" style:shrink-to-fit="false" fo:min-height="0.978cm" fo:min-width="12.1cm" fo:padding-top="0.125cm" fo:padding-bottom="0.125cm" fo:padding-left="0.25cm" fo:padding-right="0.25cm" fo:wrap-option="wrap"/>
    </style:style>
    <style:style style:name="gr64" style:family="graphic" style:parent-style-name="standard" style:list-style-name="L2">
      <style:graphic-properties draw:stroke="none" svg:stroke-width="0cm" draw:fill="none" draw:textarea-vertical-align="top" draw:auto-grow-height="false" draw:fit-to-size="false" style:shrink-to-fit="false" fo:min-height="1.739cm" fo:min-width="11.1cm" fo:padding-top="0.125cm" fo:padding-bottom="0.125cm" fo:padding-left="0.25cm" fo:padding-right="0.25cm" fo:wrap-option="wrap"/>
    </style:style>
    <style:style style:name="gr65" style:family="graphic" style:parent-style-name="standard" style:list-style-name="L2">
      <style:graphic-properties draw:stroke="none" svg:stroke-width="0cm" draw:fill="none" draw:textarea-vertical-align="top" draw:auto-grow-height="false" draw:fit-to-size="false" style:shrink-to-fit="false" fo:min-height="0.767cm" fo:min-width="11.9cm" fo:padding-top="0.125cm" fo:padding-bottom="0.125cm" fo:padding-left="0.25cm" fo:padding-right="0.25cm" fo:wrap-option="wrap"/>
    </style:style>
    <style:style style:name="gr66"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67" style:family="graphic" style:parent-style-name="standard" style:list-style-name="L2">
      <style:graphic-properties draw:stroke="solid" svg:stroke-width="0.071cm" svg:stroke-color="#000000" draw:fill="solid" draw:fill-color="#325490" draw:textarea-vertical-align="middle"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list-style-name="L2">
      <style:graphic-properties draw:stroke="solid" svg:stroke-width="0.071cm" svg:stroke-color="#000000"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0"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1"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2"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3" style:family="graphic" style:parent-style-name="standard" style:list-style-name="L2">
      <style:graphic-properties draw:stroke="solid" svg:stroke-width="0.071cm" svg:stroke-color="#000000"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74" style:family="graphic" style:parent-style-name="standard" style:list-style-name="L2">
      <style:graphic-properties draw:stroke="solid" svg:stroke-width="0.071cm" svg:stroke-color="#000000"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75" style:family="graphic" style:parent-style-name="standard" style:list-style-name="L2">
      <style:graphic-properties draw:stroke="solid" svg:stroke-width="0.071cm" svg:stroke-color="#000000"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76"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7" style:family="graphic" style:parent-style-name="standard" style:list-style-name="L2">
      <style:graphic-properties draw:stroke="solid" svg:stroke-width="0.071cm" svg:stroke-color="#000000" draw:fill="solid" draw:fill-color="#eb6363" draw:textarea-vertical-align="middle" draw:auto-grow-height="false" draw:fit-to-size="false" style:shrink-to-fit="false" fo:min-height="0cm" fo:min-width="0cm" fo:padding-top="0.125cm" fo:padding-bottom="0.125cm" fo:padding-left="0.25cm" fo:padding-right="0.25cm" fo:wrap-option="wrap"/>
    </style:style>
    <style:style style:name="gr78" style:family="graphic" style:parent-style-name="standard" style:list-style-name="L2">
      <style:graphic-properties draw:stroke="none" svg:stroke-width="0cm" draw:fill="none" draw:textarea-vertical-align="top" draw:auto-grow-height="false" draw:fit-to-size="false" style:shrink-to-fit="false" fo:min-height="0.765cm" fo:min-width="11.7cm" fo:padding-top="0.125cm" fo:padding-bottom="0.125cm" fo:padding-left="0.25cm" fo:padding-right="0.25cm" fo:wrap-option="wrap"/>
    </style:style>
    <style:style style:name="gr79"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2.351cm" fo:min-width="4.401cm" fo:padding-top="0.125cm" fo:padding-bottom="0.125cm" fo:padding-left="0.25cm" fo:padding-right="0.25cm" fo:wrap-option="wrap"/>
    </style:style>
    <style:style style:name="gr80" style:family="graphic" style:parent-style-name="objectwithoutfill">
      <style:graphic-properties svg:stroke-width="0.1cm" svg:stroke-color="#000000" draw:marker-start-width="0.5cm" draw:marker-end="Arrow" draw:marker-end-width="0.3cm" draw:fill="none" draw:textarea-vertical-align="middle" fo:padding-top="0.175cm" fo:padding-bottom="0.175cm" fo:padding-left="0.3cm" fo:padding-right="0.3cm"/>
    </style:style>
    <style:style style:name="gr81" style:family="graphic" style:parent-style-name="objectwithoutfill">
      <style:graphic-properties svg:stroke-width="0.1cm" svg:stroke-color="#000000" draw:marker-start="Arrow" draw:marker-start-width="0.3cm" draw:marker-end="" draw:marker-end-width="0.3cm" draw:fill="none" draw:textarea-vertical-align="middle" fo:padding-top="0.175cm" fo:padding-bottom="0.175cm" fo:padding-left="0.3cm" fo:padding-right="0.3cm"/>
    </style:style>
    <style:style style:name="gr82" style:family="graphic" style:parent-style-name="objectwithoutfill">
      <style:graphic-properties svg:stroke-width="0.1cm" svg:stroke-color="#000000" draw:marker-start="Arrow" draw:marker-start-width="0.3cm" draw:marker-end="Arrow" draw:marker-end-width="0.3cm" draw:fill="none" draw:textarea-vertical-align="middle" fo:padding-top="0.175cm" fo:padding-bottom="0.175cm" fo:padding-left="0.3cm" fo:padding-right="0.3cm"/>
    </style:style>
    <style:style style:name="gr83" style:family="graphic">
      <style:graphic-properties style:protect="size"/>
    </style:style>
    <style:style style:name="pr1" style:family="presentation" style:parent-style-name="Blank_20_Slide-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loext:graphic-properties draw:fill="solid" draw:fill-color="#ffffff"/>
      <style:paragraph-properties fo:text-align="start"/>
      <style:text-properties fo:font-size="18pt"/>
    </style:style>
    <style:style style:name="P3" style:family="paragraph">
      <loext:graphic-properties draw:fill="solid" draw:fill-color="#000000"/>
      <style:paragraph-properties fo:text-align="start"/>
      <style:text-properties fo:font-size="18pt"/>
    </style:style>
    <style:style style:name="P4" style:family="paragraph">
      <style:paragraph-properties fo:margin-top="0cm" fo:margin-bottom="0cm" fo:line-height="100%" fo:text-align="start"/>
    </style:style>
    <style:style style:name="P5" style:family="paragraph">
      <loext:graphic-properties draw:fill="solid" draw:fill-color="#5b9bd5"/>
      <style:paragraph-properties fo:margin-top="0cm" fo:margin-bottom="0cm" fo:line-height="100%" fo:text-align="start" style:font-independent-line-spacing="true"/>
      <style:text-properties fo:font-size="18pt"/>
    </style:style>
    <style:style style:name="P6" style:family="paragraph">
      <loext:graphic-properties draw:fill="solid" draw:fill-color="#5b9bd5"/>
      <style:paragraph-properties fo:margin-top="0cm" fo:margin-bottom="0cm" fo:line-height="100%" fo:text-align="start" style:font-independent-line-spacing="true"/>
      <style:text-properties fo:font-size="18pt" style:font-size-asian="10pt" style:font-size-complex="10pt"/>
    </style:style>
    <style:style style:name="P7" style:family="paragraph">
      <loext:graphic-properties draw:fill="solid" draw:fill-color="#5b9bd5"/>
      <style:paragraph-properties fo:text-align="start"/>
      <style:text-properties fo:font-size="18pt"/>
    </style:style>
    <style:style style:name="P8" style:family="paragraph">
      <loext:graphic-properties draw:fill="solid" draw:fill-color="#eb6363"/>
      <style:paragraph-properties fo:margin-top="0cm" fo:margin-bottom="0cm" fo:line-height="100%" fo:text-align="start" style:font-independent-line-spacing="true"/>
      <style:text-properties fo:font-size="18pt" style:font-size-asian="10pt" style:font-size-complex="10pt"/>
    </style:style>
    <style:style style:name="P9" style:family="paragraph">
      <loext:graphic-properties draw:fill="solid" draw:fill-color="#eb6363"/>
      <style:paragraph-properties fo:text-align="start"/>
      <style:text-properties fo:font-size="18pt"/>
    </style:style>
    <style:style style:name="P10" style:family="paragraph">
      <style:paragraph-properties fo:margin-top="0cm" fo:margin-bottom="0cm" fo:line-height="100%" fo:text-align="center"/>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style:paragraph-properties fo:margin-top="0cm" fo:margin-bottom="0cm" fo:line-height="100%" fo:text-align="center" style:font-independent-line-spacing="true"/>
      <style:text-properties fo:font-size="18pt"/>
    </style:style>
    <style:style style:name="P13" style:family="paragraph">
      <loext:graphic-properties draw:fill="none"/>
      <style:paragraph-properties fo:margin-top="0cm" fo:margin-bottom="0cm" fo:line-height="100%" fo:text-align="start" style:font-independent-line-spacing="true"/>
      <style:text-properties fo:font-size="18pt"/>
    </style:style>
    <style:style style:name="P14" style:family="paragraph">
      <loext:graphic-properties draw:fill="solid" draw:fill-color="#325490"/>
      <style:paragraph-properties fo:margin-top="0cm" fo:margin-bottom="0cm" fo:line-height="100%" fo:text-align="start" style:font-independent-line-spacing="true"/>
      <style:text-properties fo:font-size="18pt" style:font-size-asian="10pt" style:font-size-complex="10pt"/>
    </style:style>
    <style:style style:name="P15" style:family="paragraph">
      <loext:graphic-properties draw:fill="solid" draw:fill-color="#ff0000"/>
      <style:paragraph-properties fo:margin-top="0cm" fo:margin-bottom="0cm" fo:line-height="100%" fo:text-align="start" style:font-independent-line-spacing="true"/>
      <style:text-properties fo:font-size="18pt" style:font-size-asian="10pt" style:font-size-complex="10pt"/>
    </style:style>
    <style:style style:name="P16" style:family="paragraph">
      <loext:graphic-properties draw:fill="solid" draw:fill-color="#325490"/>
      <style:paragraph-properties fo:text-align="start"/>
      <style:text-properties fo:font-size="18pt"/>
    </style:style>
    <style:style style:name="P17" style:family="paragraph">
      <loext:graphic-properties draw:fill="solid" draw:fill-color="#ed1c24"/>
      <style:paragraph-properties fo:text-align="start"/>
      <style:text-properties fo:font-size="18pt"/>
    </style:style>
    <style:style style:name="P18" style:family="paragraph">
      <loext:graphic-properties draw:fill="none"/>
      <style:paragraph-properties fo:text-align="start" style:font-independent-line-spacing="true"/>
      <style:text-properties fo:font-size="18pt" style:font-size-asian="20pt" style:font-size-complex="20pt"/>
    </style:style>
    <style:style style:name="P19" style:family="paragraph">
      <loext:graphic-properties draw:fill="solid" draw:fill-color="#eb6363"/>
      <style:paragraph-properties fo:text-align="start" style:font-independent-line-spacing="true"/>
      <style:text-properties fo:font-size="18pt"/>
    </style:style>
    <style:style style:name="P20" style:family="paragraph">
      <loext:graphic-properties draw:fill="solid" draw:fill-color="#5b9bd5"/>
      <style:paragraph-properties fo:text-align="start" style:font-independent-line-spacing="true"/>
      <style:text-properties fo:font-size="18pt"/>
    </style:style>
    <style:style style:name="P21" style:family="paragraph">
      <style:paragraph-properties fo:margin-left="1cm" fo:margin-right="0cm" fo:margin-top="0cm" fo:margin-bottom="0cm" fo:line-height="100%" fo:text-align="start" fo:text-indent="0cm"/>
    </style:style>
    <style:style style:name="P22" style:family="paragraph">
      <loext:graphic-properties draw:fill="none"/>
      <style:paragraph-properties fo:margin-left="1cm" fo:margin-right="0cm" fo:margin-top="0cm" fo:margin-bottom="0cm" fo:line-height="100%" fo:text-align="start" fo:text-indent="0cm" style:font-independent-line-spacing="true"/>
      <style:text-properties fo:font-size="18pt"/>
    </style:style>
    <style:style style:name="P23" style:family="paragraph">
      <style:paragraph-properties fo:margin-left="1cm" fo:margin-right="0cm" fo:margin-top="0cm" fo:margin-bottom="0cm" fo:line-height="100%" fo:text-align="start" fo:text-indent="0cm">
        <style:tab-stops/>
      </style:paragraph-properties>
    </style:style>
    <style:style style:name="P24" style:family="paragraph">
      <loext:graphic-properties draw:fill="none"/>
      <style:paragraph-properties fo:margin-top="0cm" fo:margin-bottom="0cm" fo:line-height="100%" fo:text-align="center" style:font-independent-line-spacing="true"/>
      <style:text-properties fo:font-size="18pt" style:font-size-asian="18pt" style:font-size-complex="18pt"/>
    </style:style>
    <style:style style:name="P25" style:family="paragraph">
      <loext:graphic-properties draw:fill="solid" draw:fill-color="#eb6363"/>
      <style:paragraph-properties fo:margin-top="0cm" fo:margin-bottom="0cm" fo:line-height="100%" fo:text-align="start" style:font-independent-line-spacing="true"/>
      <style:text-properties fo:font-size="18pt"/>
    </style:style>
    <style:style style:name="P26" style:family="paragraph">
      <loext:graphic-properties draw:fill="solid" draw:fill-color="#325490"/>
      <style:paragraph-properties fo:margin-top="0cm" fo:margin-bottom="0cm" fo:line-height="100%" fo:text-align="start" style:font-independent-line-spacing="true"/>
      <style:text-properties fo:font-size="18pt"/>
    </style:style>
    <style:style style:name="P27" style:family="paragraph">
      <loext:graphic-properties draw:fill="solid" draw:fill-color="#ff0000"/>
      <style:paragraph-properties fo:margin-top="0cm" fo:margin-bottom="0cm" fo:line-height="100%" fo:text-align="start" style:font-independent-line-spacing="true"/>
      <style:text-properties fo:font-size="18pt"/>
    </style:style>
    <style:style style:name="P28" style:family="paragraph">
      <loext:graphic-properties draw:fill="none"/>
      <style:paragraph-properties fo:text-align="start" style:font-independent-line-spacing="true"/>
      <style:text-properties fo:font-size="18pt" style:font-size-asian="14pt" style:font-size-complex="14pt"/>
    </style:style>
    <style:style style:name="P29" style:family="paragraph">
      <loext:graphic-properties draw:fill="solid" draw:fill-color="#ffffff"/>
      <style:paragraph-properties fo:margin-top="0cm" fo:margin-bottom="0cm" fo:line-height="100%" fo:text-align="center" style:font-independent-line-spacing="true"/>
      <style:text-properties fo:font-size="18pt"/>
    </style:style>
    <style:style style:name="P30" style:family="paragraph">
      <loext:graphic-properties draw:fill="none"/>
      <style:paragraph-properties fo:text-align="center"/>
    </style:style>
    <style:style style:name="P31"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Noto Sans CJK SC1" style:font-size-asian="10pt" style:font-style-asian="normal" style:font-weight-asian="normal" style:font-name-complex="DejaVu Sans" style:font-size-complex="10pt" style:font-style-complex="normal" style:font-weight-complex="normal"/>
    </style:style>
    <style:style style:name="T2" style:family="text">
      <style:text-properties fo:font-variant="normal" fo:text-transform="none" fo:color="#000000" style:text-line-through-style="none" style:text-line-through-type="none" style:text-position="sub 58%" style:font-name="Arial" fo:font-size="10pt" fo:letter-spacing="normal" fo:font-style="normal" style:text-underline-style="none" fo:font-weight="normal" style:font-name-asian="Noto Sans CJK SC1" style:font-size-asian="10pt" style:font-style-asian="normal" style:font-weight-asian="normal" style:font-name-complex="DejaVu Sans"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name-asian="Calibri" style:font-size-asian="10pt" style:font-style-asian="normal" style:font-weight-asian="normal" style:font-name-complex="DejaVu Sans"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Noto Sans CJK SC1" style:font-size-asian="10pt" style:font-style-asian="normal" style:font-weight-asian="normal" style:font-name-complex="DejaVu Sans"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sub 58%" style:font-name="Arial" fo:font-size="18pt" fo:letter-spacing="normal" fo:font-style="normal" style:text-underline-style="none" fo:font-weight="normal" style:font-name-asian="Noto Sans CJK SC1" style:font-size-asian="10pt" style:font-style-asian="normal" style:font-weight-asian="normal" style:font-name-complex="DejaVu Sans"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0pt" style:font-style-asian="normal" style:font-weight-asian="normal" style:font-name-complex="DejaVu Sans"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DejaVu Sans"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Noto Sans CJK SC1" style:font-size-asian="18pt" style:font-style-asian="normal" style:font-weight-asian="normal" style:font-name-complex="DejaVu Sans"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sub 58%"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sub 58%" style:font-name="Calibri" fo:font-size="18pt" fo:letter-spacing="normal" fo:font-style="normal" style:text-underline-style="none" fo:font-weight="normal" style:font-name-asian="Noto Sans CJK SC1" style:font-size-asian="18pt" style:font-style-asian="normal" style:font-weight-asian="normal" style:font-name-complex="DejaVu Sans"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super 58%" style:font-name="Calibri" fo:font-size="18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6" style:family="text">
      <style:text-properties fo:font-variant="normal" fo:text-transform="none"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4pt" style:font-style-asian="normal" style:font-weight-asian="normal" style:font-name-complex="DejaVu Sans"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sub 58%" style:font-name="Calibri" fo:font-size="18pt" fo:letter-spacing="normal" fo:font-style="normal" style:text-underline-style="none" fo:font-weight="normal" style:font-name-asian="Calibri" style:font-size-asian="14pt" style:font-style-asian="normal" style:font-weight-asian="normal" style:font-name-complex="DejaVu Sans"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Noto Sans CJK SC1" style:font-size-asian="14pt" style:font-style-asian="normal" style:font-weight-asian="normal" style:font-name-complex="DejaVu Sans"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Noto Sans CJK SC1" style:font-size-asian="14pt" style:font-style-asian="normal" style:font-weight-asian="normal" style:font-name-complex="DejaVu Sans"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sub 58%" style:font-name="Arial" fo:font-size="18pt" fo:letter-spacing="normal" fo:font-style="normal" style:text-underline-style="none" fo:font-weight="normal" style:font-name-asian="Noto Sans CJK SC1" style:font-size-asian="14pt" style:font-style-asian="normal" style:font-weight-asian="normal" style:font-name-complex="DejaVu Sans"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Noto Sans CJK SC1" style:font-size-asian="18pt" style:font-style-asian="normal" style:font-weight-asian="bold" style:font-name-complex="DejaVu Sans" style:font-size-complex="18pt" style:font-style-complex="normal" style:font-weight-complex="bold"/>
    </style:style>
    <style:style style:name="T24" style:family="text">
      <style:text-properties fo:font-variant="normal" fo:text-transform="none" fo:color="#000000" style:text-line-through-style="solid" style:text-line-through-type="single" style:text-position="0% 100%" style:font-name="Calibri" fo:font-size="18pt" fo:letter-spacing="normal" fo:font-style="normal" style:text-underline-style="none" fo:font-weight="normal" style:font-name-asian="Noto Sans CJK SC1" style:font-size-asian="18pt" style:font-style-asian="normal" style:font-weight-asian="normal" style:font-name-complex="DejaVu Sans" style:font-size-complex="18pt" style:font-style-complex="normal" style:font-weight-complex="normal"/>
    </style:style>
    <style:style style:name="T25" style:family="text">
      <style:text-properties fo:font-variant="normal" fo:text-transform="none" fo:color="#000000" style:text-line-through-style="solid" style:text-line-through-type="singl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18pt" fo:letter-spacing="normal" fo:font-style="normal" style:text-underline-style="solid" style:text-underline-width="auto" style:text-underline-color="font-color" fo:font-weight="bold" style:font-name-asian="DejaVu Sans" style:font-size-asian="18pt" style:font-style-asian="normal" style:font-weight-asian="bold" style:font-name-complex="DejaVu Sans"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name-asian="DejaVu Sans" style:font-size-asian="18pt" style:font-style-asian="italic" style:font-weight-asian="bold" style:font-name-complex="DejaVu Sans"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g draw:name="Group 1" xml:id="id3" draw:id="id3">
          <draw:custom-shape draw:name="CustomShape 2" draw:style-name="gr1" draw:text-style-name="P1" draw:layer="layout" svg:width="1.52cm" svg:height="0.001cm" svg:x="16.117cm" svg:y="5.902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3">
            <draw:custom-shape draw:name="CustomShape 4" draw:style-name="gr2" draw:text-style-name="P2" draw:layer="layout" svg:width="1.297cm" svg:height="1.26cm" svg:x="14.8cm" svg:y="5.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3" draw:text-style-name="P2" draw:layer="layout" svg:width="1.296cm" svg:height="1.26cm" svg:x="17.548cm" svg:y="5.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6">
            <draw:custom-shape draw:name="CustomShape 7" draw:style-name="gr2" draw:text-style-name="P2" draw:layer="layout" svg:width="1.297cm" svg:height="1.26cm" svg:x="14.8cm" svg:y="8.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3" draw:text-style-name="P2" draw:layer="layout" svg:width="1.296cm" svg:height="1.26cm" svg:x="17.548cm" svg:y="8.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9" draw:style-name="gr4" draw:text-style-name="P1" draw:layer="layout" svg:width="0.001cm" svg:height="1.632cm" svg:x="15.483cm" svg:y="6.5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4" draw:text-style-name="P1" draw:layer="layout" svg:width="0.001cm" svg:height="1.632cm" svg:x="18.23cm" svg:y="6.5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 draw:text-style-name="P1" draw:layer="layout" svg:width="1.52cm" svg:height="0.001cm" svg:x="16.117cm" svg:y="8.761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custom-shape draw:name="CustomShape 13" draw:style-name="gr5" draw:text-style-name="P3" draw:layer="layout" svg:width="1.53cm" svg:height="1.345cm" svg:x="5.9cm" svg:y="3.80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5" draw:text-style-name="P3" draw:layer="layout" svg:width="1.53cm" svg:height="1.345cm" svg:x="5.869cm" svg:y="9.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 draw:style-name="gr6" draw:text-style-name="P5" draw:layer="layout" svg:width="2.197cm" svg:height="2.222cm" svg:x="1.2cm" svg:y="2.191cm">
          <text:p text:style-name="P4"><text:span text:style-name="T1">X</text:span><text:span text:style-name="T2">p1</text:span><text:span text:style-name="T1">(</text:span><text:span text:style-name="T3">α</text:span><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 draw:text-style-name="P6" draw:layer="layout" svg:width="2.197cm" svg:height="2.222cm" svg:x="3.402cm" svg:y="2.191cm">
          <text:p text:style-name="P4"><text:span text:style-name="T5">X</text:span><text:span text:style-name="T6">p3</text:span><text:span text:style-name="T5">(</text:span><text:span text:style-name="T7">α</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8" draw:text-style-name="P7" draw:layer="layout" svg:width="2.197cm" svg:height="2.223cm" svg:x="1.2cm" svg:y="4.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9" draw:text-style-name="P6" draw:layer="layout" svg:width="2.197cm" svg:height="2.223cm" svg:x="3.402cm" svg:y="4.416cm">
          <text:p text:style-name="P4"><text:span text:style-name="T5">X</text:span><text:span text:style-name="T6">p4</text:span><text:span text:style-name="T5">(</text:span><text:span text:style-name="T7">α</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6" draw:layer="layout" svg:width="2.197cm" svg:height="2.223cm" svg:x="1.2cm" svg:y="4.416cm">
          <text:p text:style-name="P4"><text:span text:style-name="T5">X</text:span><text:span text:style-name="T6">p2</text:span><text:span text:style-name="T5">(</text:span><text:span text:style-name="T7">α</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1" draw:text-style-name="P6" draw:layer="layout" svg:width="2.197cm" svg:height="2.222cm" svg:x="1.2cm" svg:y="2.191cm">
          <text:p text:style-name="P4"><text:span text:style-name="T5">X</text:span><text:span text:style-name="T6">p1</text:span><text:span text:style-name="T5">(</text:span><text:span text:style-name="T7">α</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
          <draw:custom-shape draw:name="CustomShape 23" draw:style-name="gr12" draw:text-style-name="P8" draw:layer="layout" svg:width="2.197cm" svg:height="2.149cm" svg:x="1.2cm" svg:y="8.258cm">
            <text:p text:style-name="P4"><text:span text:style-name="T5">X</text:span><text:span text:style-name="T6">p1</text:span><text:span text:style-name="T5">(β</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8" draw:layer="layout" svg:width="2.197cm" svg:height="2.149cm" svg:x="3.402cm" svg:y="8.258cm">
            <text:p text:style-name="P4"><text:span text:style-name="T5">X</text:span><text:span text:style-name="T6">p3</text:span><text:span text:style-name="T5">(β</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8" draw:layer="layout" svg:width="2.197cm" svg:height="2.149cm" svg:x="1.2cm" svg:y="10.412cm">
            <text:p text:style-name="P4"><text:span text:style-name="T5">X</text:span><text:span text:style-name="T6">p2</text:span><text:span text:style-name="T5">(β</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5" draw:text-style-name="P8" draw:layer="layout" svg:width="2.197cm" svg:height="2.149cm" svg:x="3.402cm" svg:y="10.412cm">
            <text:p text:style-name="P4"><text:span text:style-name="T5">X</text:span><text:span text:style-name="T6">p4</text:span><text:span text:style-name="T5">(β</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
          <draw:custom-shape draw:name="CustomShape 28" draw:style-name="gr16" draw:text-style-name="P1" draw:layer="layout" svg:width="1.426cm" svg:height="0.001cm" svg:x="8.735cm" svg:y="3.126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29">
            <draw:custom-shape draw:name="CustomShape 30" draw:style-name="gr17" draw:text-style-name="P7" draw:layer="layout" svg:width="1.216cm" svg:height="1.181cm" svg:x="7.5cm" svg:y="2.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7" draw:text-style-name="P7" draw:layer="layout" svg:width="1.216cm" svg:height="1.181cm" svg:x="10.078cm" svg:y="2.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32" draw:style-name="gr16" draw:text-style-name="P1" draw:layer="layout" svg:width="1.426cm" svg:height="0.002cm" svg:x="8.735cm" svg:y="5.812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33">
            <draw:custom-shape draw:name="CustomShape 34" draw:style-name="gr17" draw:text-style-name="P7" draw:layer="layout" svg:width="1.216cm" svg:height="1.181cm" svg:x="7.5cm" svg:y="5.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7" draw:text-style-name="P7" draw:layer="layout" svg:width="1.216cm" svg:height="1.181cm" svg:x="10.078cm" svg:y="5.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36" draw:style-name="gr18" draw:text-style-name="P1" draw:layer="layout" svg:width="0.001cm" svg:height="1.531cm" svg:x="8.141cm" svg:y="3.69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7" draw:style-name="gr18" draw:text-style-name="P1" draw:layer="layout" svg:width="0.001cm" svg:height="1.531cm" svg:x="10.718cm" svg:y="3.69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name="Group 38">
          <draw:custom-shape draw:name="CustomShape 39" draw:style-name="gr19" draw:text-style-name="P1" draw:layer="layout" svg:width="1.424cm" svg:height="0.001cm" svg:x="8.733cm" svg:y="9.095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40">
            <draw:custom-shape draw:name="CustomShape 41" draw:style-name="gr20" draw:text-style-name="P9" draw:layer="layout" svg:width="1.214cm" svg:height="1.18cm" svg:x="7.5cm" svg:y="8.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20" draw:text-style-name="P9" draw:layer="layout" svg:width="1.214cm" svg:height="1.18cm" svg:x="10.074cm" svg:y="8.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43" draw:style-name="gr19" draw:text-style-name="P1" draw:layer="layout" svg:width="1.424cm" svg:height="0.002cm" svg:x="8.733cm" svg:y="11.776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44">
            <draw:custom-shape draw:name="CustomShape 45" draw:style-name="gr20" draw:text-style-name="P9" draw:layer="layout" svg:width="1.214cm" svg:height="1.18cm" svg:x="7.5cm" svg:y="11.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20" draw:text-style-name="P9" draw:layer="layout" svg:width="1.214cm" svg:height="1.18cm" svg:x="10.074cm" svg:y="11.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47" draw:style-name="gr21" draw:text-style-name="P1" draw:layer="layout" svg:width="0.001cm" svg:height="1.528cm" svg:x="8.14cm" svg:y="9.6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8" draw:style-name="gr21" draw:text-style-name="P1" draw:layer="layout" svg:width="0.001cm" svg:height="1.528cm" svg:x="10.712cm" svg:y="9.6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name="Group 49">
          <draw:custom-shape draw:name="CustomShape 50" draw:style-name="gr16" draw:text-style-name="P1" draw:layer="layout" svg:width="1.426cm" svg:height="0.001cm" svg:x="23.633cm" svg:y="5.93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51">
            <draw:custom-shape draw:name="CustomShape 52" draw:style-name="gr22" draw:text-style-name="P7" draw:layer="layout" svg:width="1.215cm" svg:height="1.182cm" svg:x="22.4cm" svg:y="5.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20" draw:text-style-name="P9" draw:layer="layout" svg:width="1.216cm" svg:height="1.182cm" svg:x="24.976cm" svg:y="5.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54" draw:style-name="gr16" draw:text-style-name="P1" draw:layer="layout" svg:width="1.426cm" svg:height="0.001cm" svg:x="23.633cm" svg:y="8.615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55">
            <draw:custom-shape draw:name="CustomShape 56" draw:style-name="gr23" draw:text-style-name="P9" draw:layer="layout" svg:width="1.215cm" svg:height="1.182cm" svg:x="22.4cm" svg:y="8.0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7" draw:style-name="gr20" draw:text-style-name="P9" draw:layer="layout" svg:width="1.216cm" svg:height="1.182cm" svg:x="24.976cm" svg:y="8.0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58" draw:style-name="gr24" draw:text-style-name="P1" draw:layer="layout" svg:width="0.001cm" svg:height="1.53cm" svg:x="23.039cm" svg:y="6.4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59" draw:style-name="gr24" draw:text-style-name="P1" draw:layer="layout" svg:width="0.001cm" svg:height="1.53cm" svg:x="25.615cm" svg:y="6.4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custom-shape draw:name="CustomShape 60" draw:style-name="gr25" draw:text-style-name="P1" draw:layer="layout" svg:width="0.001cm" svg:height="0.8cm" svg:x="24.215cm" svg:y="4.9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1" draw:style-name="gr25" draw:text-style-name="P1" draw:layer="layout" svg:width="0.001cm" svg:height="0.902cm" svg:x="24.215cm" svg:y="6.16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2" draw:style-name="gr25" draw:text-style-name="P1" draw:layer="layout" svg:width="1.024cm" svg:height="0.001cm" svg:x="23.126cm" svg:y="7.1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3" draw:style-name="gr25" draw:text-style-name="P1" draw:layer="layout" svg:width="1.024cm" svg:height="0.001cm" svg:x="21.899cm" svg:y="7.1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4" draw:style-name="gr26" draw:text-style-name="P11" draw:layer="layout" svg:width="3.898cm" svg:height="1.016cm" svg:x="1.497cm" svg:y="12.9cm">
          <text:p text:style-name="P10"><text:span text:style-name="T9">Re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27" draw:text-style-name="P12" draw:layer="layout" svg:width="3.898cm" svg:height="1.016cm" svg:x="1.479cm" svg:y="1.254cm">
          <text:p text:style-name="P10"><text:span text:style-name="T9">Model </text:span><text:span text:style-name="T10">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gr26" draw:text-style-name="P11" draw:layer="layout" svg:width="3.898cm" svg:height="1.016cm" svg:x="1.579cm" svg:y="7.321cm">
          <text:p text:style-name="P10"><text:span text:style-name="T9">Model </text:span><text:span text:style-name="T10">β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28" draw:text-style-name="P3" draw:layer="layout" svg:width="2.724cm" svg:height="1.545cm" svg:x="19.154cm" svg:y="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roup 68">
          <draw:custom-shape draw:name="CustomShape 69" draw:style-name="gr29" draw:text-style-name="P6" draw:layer="layout" svg:width="2.197cm" svg:height="2.197cm" svg:x="28.7cm" svg:y="4.9cm">
            <text:p text:style-name="P4"><text:span text:style-name="T5">X</text:span><text:span text:style-name="T6">p1</text:span><text:span text:style-name="T5">(</text:span><text:span text:style-name="T7">α</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30" draw:text-style-name="P8" draw:layer="layout" svg:width="2.197cm" svg:height="2.197cm" svg:x="30.902cm" svg:y="4.9cm">
            <text:p text:style-name="P4"><text:span text:style-name="T5">X</text:span><text:span text:style-name="T6">p3</text:span><text:span text:style-name="T5">(β</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31" draw:text-style-name="P8" draw:layer="layout" svg:width="2.197cm" svg:height="2.197cm" svg:x="28.7cm" svg:y="7.102cm">
            <text:p text:style-name="P4"><text:span text:style-name="T5">X</text:span><text:span text:style-name="T6">p2</text:span><text:span text:style-name="T5">(β</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32" draw:text-style-name="P8" draw:layer="layout" svg:width="2.197cm" svg:height="2.197cm" svg:x="30.902cm" svg:y="7.102cm">
            <text:p text:style-name="P4"><text:span text:style-name="T5">X</text:span><text:span text:style-name="T6">p4</text:span><text:span text:style-name="T5">(β</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73" draw:style-name="gr26" draw:text-style-name="P11" draw:layer="layout" svg:width="4.298cm" svg:height="1.016cm" svg:x="18.3cm" svg:y="5.483cm">
          <text:p text:style-name="P10"><text:span text:style-name="T9">Graph C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33" draw:text-style-name="P13" draw:layer="layout" svg:width="3.251cm" svg:height="1.444cm" svg:x="6.8cm" svg:y="0.783cm">
          <text:p text:style-name="P4"><text:span text:style-name="T11">Node, </text:span><text:span text:style-name="T9">p</text:span><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26" draw:text-style-name="P11" draw:layer="layout" svg:width="4.76cm" svg:height="1.228cm" svg:x="7.6cm" svg:y="6.5cm">
          <text:p text:style-name="P4"><text:span text:style-name="T11">Vertice, (p</text:span><text:span text:style-name="T13">2</text:span><text:span text:style-name="T11">,</text:span><text:span text:style-name="T9">p</text:span><text:span text:style-name="T12">4</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34" draw:text-style-name="P1" draw:layer="layout" svg:width="0.001cm" svg:height="0.706cm" svg:x="8.085cm" svg:y="1.64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7" draw:style-name="gr35" draw:text-style-name="P1" draw:layer="layout" svg:width="0.001cm" svg:height="0.68cm" draw:transform="rotate (-0.00157079632679416) translate (9.6cm 6.1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78">
          <draw:custom-shape draw:name="CustomShape 79" draw:style-name="gr36" draw:text-style-name="P14" draw:layer="layout" svg:width="2.173cm" svg:height="2.139cm" svg:x="1.251cm" svg:y="13.9cm">
            <text:p text:style-name="P4"><text:span text:style-name="T5">ref</text:span><text:span text:style-name="T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37" draw:text-style-name="P15" draw:layer="layout" svg:width="2.173cm" svg:height="2.139cm" svg:x="3.427cm" svg:y="13.9cm">
            <text:p text:style-name="P4"><text:span text:style-name="T5">ref</text:span><text:span text:style-name="T6">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1" draw:style-name="gr38" draw:text-style-name="P15" draw:layer="layout" svg:width="2.173cm" svg:height="2.138cm" svg:x="1.251cm" svg:y="16.043cm">
            <text:p text:style-name="P4"><text:span text:style-name="T5">ref</text:span><text:span text:style-name="T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2" draw:style-name="gr39" draw:text-style-name="P15" draw:layer="layout" svg:width="2.173cm" svg:height="2.138cm" svg:x="3.427cm" svg:y="16.043cm">
            <text:p text:style-name="P4"><text:span text:style-name="T5">ref</text:span><text:span text:style-name="T6">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3" xml:id="id2" draw:id="id2">
          <draw:custom-shape draw:name="CustomShape 84" draw:style-name="gr40" draw:text-style-name="P1" draw:layer="layout" svg:width="1.429cm" svg:height="0.001cm" svg:x="8.832cm" svg:y="14.829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5" draw:style-name="gr41" draw:text-style-name="P16" draw:layer="layout" svg:width="1.218cm" svg:height="1.183cm" svg:x="7.6cm" svg:y="14.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6" draw:style-name="gr42" draw:text-style-name="P17" draw:layer="layout" svg:width="1.218cm" svg:height="1.183cm" svg:x="10.182cm" svg:y="14.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7" draw:style-name="gr42" draw:text-style-name="P17" draw:layer="layout" svg:width="1.218cm" svg:height="1.183cm" svg:x="7.6cm" svg:y="16.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8" draw:style-name="gr40" draw:text-style-name="P1" draw:layer="layout" svg:width="1.429cm" svg:height="0.001cm" svg:x="8.832cm" svg:y="17.514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9" draw:style-name="gr42" draw:text-style-name="P17" draw:layer="layout" svg:width="1.218cm" svg:height="1.183cm" svg:x="10.182cm" svg:y="16.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0" draw:style-name="gr43" draw:text-style-name="P1" draw:layer="layout" svg:width="0.001cm" svg:height="1.532cm" svg:x="8.242cm" svg:y="15.39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1" draw:style-name="gr43" draw:text-style-name="P1" draw:layer="layout" svg:width="0.001cm" svg:height="1.532cm" svg:x="10.823cm" svg:y="15.39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name="Group 92">
          <draw:custom-shape draw:name="CustomShape 93" draw:style-name="gr44" draw:text-style-name="P3" draw:layer="layout" svg:width="3.404cm" svg:height="4.658cm" svg:x="11.596cm" svg:y="6.342cm">
            <text:p/>
            <draw:enhanced-geometry draw:mirror-horizontal="false" draw:mirror-vertical="false" svg:viewBox="0 0 0 0" drawooo:sub-view-size="142 147" draw:text-areas="0 0 ?f0 ?f1" draw:type="ooxml-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equation draw:name="f0" draw:formula="logwidth"/>
              <draw:equation draw:name="f1" draw:formula="logheight"/>
            </draw:enhanced-geometry>
          </draw:custom-shape>
          <draw:custom-shape draw:name="CustomShape 94" draw:style-name="gr45" draw:text-style-name="P3" draw:layer="layout" svg:width="3.404cm" svg:height="4.933cm" svg:x="11.531cm" svg:y="3.795cm">
            <text:p/>
            <draw:enhanced-geometry draw:mirror-horizontal="false" draw:mirror-vertical="true" svg:viewBox="0 0 0 0" drawooo:sub-view-size="142 147" draw:text-areas="0 0 ?f0 ?f1" draw:type="ooxml-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equation draw:name="f0" draw:formula="logwidth"/>
              <draw:equation draw:name="f1" draw:formula="logheight"/>
            </draw:enhanced-geometry>
          </draw:custom-shape>
        </draw:g>
        <draw:custom-shape draw:name="CustomShape 95" draw:style-name="gr5" draw:text-style-name="P3" draw:layer="layout" svg:width="1.53cm" svg:height="1.345cm" svg:x="5.97cm" svg:y="1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6" draw:style-name="gr26" draw:text-style-name="P18" draw:layer="layout" svg:width="5.899cm" svg:height="1.944cm" svg:x="13.8cm" svg:y="3.283cm">
          <text:p text:style-name="P10"><text:span text:style-name="T14">2</text:span><text:span text:style-name="T15">4 </text:span><text:span text:style-name="T14">possible combin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26" draw:text-style-name="P18" draw:layer="layout" svg:width="9.899cm" svg:height="1.098cm" svg:x="21.8cm" svg:y="3.183cm">
          <text:p text:style-name="P10"><text:span text:style-name="T14">Combination with lowest ener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gr46" draw:text-style-name="P3" draw:layer="layout" svg:width="2.2cm" svg:height="1.345cm" svg:x="26cm" svg:y="6.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roup 99">
          <draw:custom-shape draw:name="TextShape 100" draw:style-name="gr47" draw:text-style-name="P13" draw:layer="layout" svg:width="0.375cm" svg:height="1.135cm" svg:x="15.117cm" svg:y="5.609cm">
            <text:p text:style-name="P4"><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1" draw:style-name="gr48" draw:text-style-name="P13" draw:layer="layout" svg:width="0.373cm" svg:height="1.135cm" svg:x="15.73cm" svg:y="5.61cm">
            <text:p text:style-name="P4"><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gr49" draw:text-style-name="P7" draw:layer="layout" svg:width="0.357cm" svg:height="0.331cm" svg:x="15.493cm" svg:y="5.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3" draw:style-name="gr50" draw:text-style-name="P9" draw:layer="layout" svg:width="0.349cm" svg:height="0.331cm" svg:x="14.871cm" svg:y="5.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4">
          <draw:custom-shape draw:name="TextShape 105" draw:style-name="gr51" draw:text-style-name="P13" draw:layer="layout" svg:width="0.374cm" svg:height="1.135cm" svg:x="17.833cm" svg:y="5.609cm">
            <text:p text:style-name="P4"><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6" draw:style-name="gr52" draw:text-style-name="P13" draw:layer="layout" svg:width="0.373cm" svg:height="1.135cm" svg:x="18.445cm" svg:y="5.61cm">
            <text:p text:style-name="P4"><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7" draw:style-name="gr49" draw:text-style-name="P7" draw:layer="layout" svg:width="0.357cm" svg:height="0.331cm" svg:x="18.208cm" svg:y="5.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8" draw:style-name="gr50" draw:text-style-name="P9" draw:layer="layout" svg:width="0.349cm" svg:height="0.331cm" svg:x="17.587cm" svg:y="5.7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9">
          <draw:custom-shape draw:name="TextShape 110" draw:style-name="gr53" draw:text-style-name="P13" draw:layer="layout" svg:width="0.374cm" svg:height="1.135cm" svg:x="17.824cm" svg:y="8.442cm">
            <text:p text:style-name="P4"><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1" draw:style-name="gr54" draw:text-style-name="P13" draw:layer="layout" svg:width="0.373cm" svg:height="1.135cm" svg:x="18.437cm" svg:y="8.443cm">
            <text:p text:style-name="P4"><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2" draw:style-name="gr49" draw:text-style-name="P7" draw:layer="layout" svg:width="0.358cm" svg:height="0.332cm" svg:x="18.199cm" svg:y="8.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3" draw:style-name="gr50" draw:text-style-name="P9" draw:layer="layout" svg:width="0.349cm" svg:height="0.332cm" svg:x="17.578cm" svg:y="8.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14">
          <draw:custom-shape draw:name="TextShape 115" draw:style-name="gr55" draw:text-style-name="P13" draw:layer="layout" svg:width="0.374cm" svg:height="1.135cm" svg:x="15.091cm" svg:y="8.442cm">
            <text:p text:style-name="P4"><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6" draw:style-name="gr56" draw:text-style-name="P13" draw:layer="layout" svg:width="0.373cm" svg:height="1.135cm" svg:x="15.703cm" svg:y="8.443cm">
            <text:p text:style-name="P4"><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7" draw:style-name="gr49" draw:text-style-name="P7" draw:layer="layout" svg:width="0.357cm" svg:height="0.332cm" svg:x="15.466cm" svg:y="8.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8" draw:style-name="gr50" draw:text-style-name="P9" draw:layer="layout" svg:width="0.348cm" svg:height="0.332cm" svg:x="14.846cm" svg:y="8.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119" draw:style-name="gr57" draw:text-style-name="P13" draw:layer="layout" svg:width="12.899cm" svg:height="1.772cm" svg:x="19.8cm" svg:y="9.483cm">
          <text:p text:style-name="P4"><text:span text:style-name="T17">V</text:span><text:span text:style-name="T18">{p1, p2} </text:span><text:span text:style-name="T19">(</text:span><text:span text:style-name="T17">α, β) =|</text:span><text:span text:style-name="T20">X</text:span><text:span text:style-name="T21">p1</text:span><text:span text:style-name="T20">(</text:span><text:span text:style-name="T17">α) - X</text:span><text:span text:style-name="T18">p1</text:span><text:span text:style-name="T17">(β) | + |X</text:span><text:span text:style-name="T18">p2</text:span><text:span text:style-name="T17">(α) - X</text:span><text:span text:style-name="T18">p2</text:span><text:span text:style-name="T17">(β) |</text:span></text:p>
          <text:p text:style-name="P4"><text:span text:style-name="T17"><text:s text:c="22"/></text:span><text:span text:style-name="T17">= |   <text:s/>- <text:s/>  | + | <text:s text:c="3"/>-  <text:s text:c="2"/>|</text:span><text:span text:style-name="T10">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0" draw:style-name="gr58" draw:text-style-name="P19" draw:layer="layout" svg:width="0.327cm" svg:height="0.303cm" svg:x="24.9cm" svg:y="10.796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1" draw:style-name="gr59" draw:text-style-name="P5" draw:layer="layout" svg:width="0.327cm" svg:height="0.303cm" svg:x="24.048cm" svg:y="10.854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2" draw:style-name="gr60" draw:text-style-name="P20" draw:layer="layout" svg:width="0.327cm" svg:height="0.303cm" svg:x="26.572cm" svg:y="10.852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3" draw:style-name="gr58" draw:text-style-name="P19" draw:layer="layout" svg:width="0.327cm" svg:height="0.303cm" svg:x="27.468cm" svg:y="10.83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4" draw:style-name="gr61" draw:text-style-name="P13" draw:layer="layout" svg:width="1.061cm" svg:height="1.226cm" svg:x="0.539cm" svg:y="1.083cm">
          <text:p text:style-name="P4"><text:span text:style-name="T9">p</text:span><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5" draw:style-name="gr26" draw:text-style-name="P11" draw:layer="layout" svg:width="2.76cm" svg:height="1.226cm" svg:x="0.539cm" svg:y="6.283cm">
          <text:p text:style-name="P4"><text:span text:style-name="T9">p</text:span><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6" draw:style-name="gr26" draw:text-style-name="P11" draw:layer="layout" svg:width="2.76cm" svg:height="1.226cm" svg:x="5.439cm" svg:y="6.383cm">
          <text:p text:style-name="P4"><text:span text:style-name="T9">p</text:span><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7" draw:style-name="gr26" draw:text-style-name="P11" draw:layer="layout" svg:width="2.76cm" svg:height="1.226cm" svg:x="5.339cm" svg:y="1.183cm">
          <text:p text:style-name="P4"><text:span text:style-name="T9">p</text:span><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8" draw:style-name="gr62" draw:text-style-name="P1" draw:layer="layout" svg:width="0.001cm" svg:height="1.999cm" draw:transform="rotate (-0.00157079632679416) translate (22.202cm 7.29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custom-shape draw:name="CustomShape 131" draw:style-name="gr63" draw:text-style-name="P22" draw:layer="layout" svg:width="12.599cm" svg:height="1.227cm" svg:x="21.6cm" svg:y="14.383cm">
            <text:p text:style-name="P21"><text:span text:style-name="T11">E</text:span><text:span text:style-name="T13">data</text:span><text:span text:style-name="T11"> (</text:span><text:span text:style-name="T23">f</text:span><text:span text:style-name="T9">)=|  <text:s/>-   | + 3 | <text:s text:c="2"/>- <text:s text:c="2"/>|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2" draw:style-name="gr64" draw:text-style-name="P13" draw:layer="layout" svg:width="11.599cm" svg:height="1.988cm" svg:x="22.6cm" svg:y="15.883cm">
            <text:p text:style-name="P4"><text:span text:style-name="T11">E</text:span><text:span text:style-name="T13">smooth</text:span><text:span text:style-name="T11"> (</text:span><text:span text:style-name="T23">f</text:span><text:span text:style-name="T9">) = 2 (|  <text:s/>-   | + | <text:s text:c="2"/>-  <text:s/>|) </text:span></text:p>
            <text:p text:style-name="P4"><text:span text:style-name="T11"><text:s text:c="16"/></text:span><text:span text:style-name="T24">+ 2</text:span><text:span text:style-name="T25"> (|  <text:s/>-   | + | <text:s text:c="2"/>-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33" draw:style-name="gr65" draw:text-style-name="P24" draw:layer="layout" svg:width="12.399cm" svg:height="1.016cm" svg:x="21.6cm" svg:y="12.983cm">
          <text:p text:style-name="P23"><text:span text:style-name="T11">Labeling </text:span><text:span text:style-name="T23">f </text:span><text:span text:style-name="T11">=(</text:span><text:span text:style-name="T10">α, β, β, β</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4" draw:style-name="gr66" draw:text-style-name="P25" draw:layer="layout" svg:width="0.327cm" svg:height="0.303cm" svg:x="27.3cm" svg:y="16.296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5" draw:style-name="gr67" draw:text-style-name="P26" draw:layer="layout" svg:width="0.327cm" svg:height="0.303cm" svg:x="25.9cm" svg:y="14.796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6" draw:style-name="gr68" draw:text-style-name="P27" draw:layer="layout" svg:width="0.327cm" svg:height="0.303cm" svg:x="28.6cm" svg:y="14.796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7" draw:style-name="gr69" draw:text-style-name="P25" draw:layer="layout" svg:width="0.327cm" svg:height="0.303cm" svg:x="26.5cm" svg:y="17.296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8" draw:style-name="gr70" draw:text-style-name="P25" draw:layer="layout" svg:width="0.327cm" svg:height="0.303cm" svg:x="27.3cm" svg:y="17.296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9" draw:style-name="gr71" draw:text-style-name="P25" draw:layer="layout" svg:width="0.327cm" svg:height="0.303cm" svg:x="28.8cm" svg:y="17.296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0" draw:style-name="gr72" draw:text-style-name="P25" draw:layer="layout" svg:width="0.327cm" svg:height="0.303cm" svg:x="29.5cm" svg:y="17.296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1" draw:style-name="gr73" draw:text-style-name="P5" draw:layer="layout" svg:width="0.327cm" svg:height="0.303cm" svg:x="25.1cm" svg:y="14.8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2" draw:style-name="gr74" draw:text-style-name="P5" draw:layer="layout" svg:width="0.327cm" svg:height="0.303cm" svg:x="26.547cm" svg:y="16.254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3" draw:style-name="gr75" draw:text-style-name="P5" draw:layer="layout" svg:width="0.327cm" svg:height="0.303cm" svg:x="28.847cm" svg:y="16.254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4" draw:style-name="gr76" draw:text-style-name="P25" draw:layer="layout" svg:width="0.327cm" svg:height="0.303cm" svg:x="27.9cm" svg:y="14.796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5" draw:style-name="gr77" draw:text-style-name="P25" draw:layer="layout" svg:width="0.327cm" svg:height="0.303cm" svg:x="29.5cm" svg:y="16.296cm">
          <text:p text:style-name="P4"><text:span text:style-name="T22"/></text:p>
          <text:p text:style-name="P4"><text:span text:style-name="T22"/></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6" draw:style-name="gr78" draw:text-style-name="P12" draw:layer="layout" svg:width="12.199cm" svg:height="1.014cm" svg:x="21.6cm" svg:y="11.883cm">
          <text:p text:style-name="P4"><text:span text:style-name="T26">Graph cut resul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7" draw:style-name="gr26" draw:text-style-name="P28" draw:layer="layout" svg:width="3.799cm" svg:height="1.01cm" svg:x="25.1cm" svg:y="4.283cm">
          <text:p text:style-name="P4"><text:span text:style-name="T17">V</text:span><text:span text:style-name="T18">{p1, p3} </text:span><text:span text:style-name="T19">(</text:span><text:span text:style-name="T17">α, 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8" draw:style-name="gr62" draw:text-style-name="P1" draw:layer="layout" svg:width="0.797cm" svg:height="0.001cm" draw:transform="rotate (-0.00157079632679416) translate (24.396cm 4.997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1" draw:style-name="gr26" draw:text-style-name="P11" draw:layer="layout" svg:width="4.298cm" svg:height="1.016cm" svg:x="22.001cm" svg:y="6.483cm">
          <text:p text:style-name="P10"><text:span text:style-name="T27"><text:s/></text:span><text:span text:style-name="T27">C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0" draw:style-name="gr79" draw:text-style-name="P29" xml:id="id1" draw:id="id1" draw:layer="layout" svg:width="4.9cm" svg:height="2.6cm" svg:x="14.4cm" svg:y="12.7cm">
          <text:p text:style-name="P10"><text:span text:style-name="T9">Selection based on data cost and smooth cost</text:span></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80" draw:text-style-name="P30" draw:layer="layout" draw:type="line" svg:x1="19.3cm" svg:y1="14cm" svg:x2="21.428cm" svg:y2="14.031cm" draw:start-shape="id1" draw:start-glue-point="1" svg:d="M19300 14000l2128 31" svg:viewBox="0 0 2129 32">
          <text:p/>
        </draw:connector>
        <draw:connector draw:style-name="gr81" draw:text-style-name="P30" draw:layer="layout" draw:type="curve" svg:x1="16.85cm" svg:y1="15.3cm" svg:x2="11.4cm" svg:y2="16.148cm" draw:start-shape="id1" draw:start-glue-point="2" draw:end-shape="id2" draw:end-glue-point="1" svg:d="M16850 15300c0 566-1816 848-5450 848" svg:viewBox="0 0 5451 849">
          <text:p/>
        </draw:connector>
        <draw:connector draw:style-name="gr82" draw:text-style-name="P30" draw:layer="layout" draw:type="curve" draw:line-skew="0.83cm" svg:x1="16.85cm" svg:y1="12.7cm" svg:x2="16.822cm" svg:y2="9.382cm" draw:start-shape="id1" draw:start-glue-point="0" draw:end-shape="id3" draw:end-glue-point="2" svg:d="M16850 12700c0-1216-28 442-28-3318" svg:viewBox="0 0 29 3319">
          <text:p/>
        </draw:connector>
        <presentation:notes draw:style-name="dp2">
          <draw:page-thumbnail draw:style-name="gr83" draw:layer="layout" svg:width="19.798cm" svg:height="11.136cm" svg:x="0.6cm" svg:y="2.257cm" draw:page-number="1" presentation:class="page"/>
          <draw:frame presentation:style-name="pr1" draw:text-style-name="P3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Noto Sans CJK SC1" svg:font-family="'Noto Sans CJK SC'"/>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1T09:21:38</meta:creation-date>
    <dc:language>fr-FR</dc:language>
    <dc:date>2021-04-29T10:08:00.093709456</dc:date>
    <meta:editing-cycles>802</meta:editing-cycles>
    <dc:title>Présentation PowerPoint</dc:title>
    <meta:editing-duration>PT1H14M2S</meta:editing-duration>
    <meta:generator>LibreOffice/6.0.7.3$Linux_X86_64 LibreOffice_project/00m0$Build-3</meta:generator>
    <meta:document-statistic meta:object-count="17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8</meta:user-defined>
  </office:meta>
</office:document-meta>
</file>